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tten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start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stop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sfilter</text:p>
          </table:table-cell>
          <table:table-cell table:style-name="ce3" office:value-type="float" office:value="6000" calcext:value-type="float">
            <text:p>60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taps</text:p>
          </table:table-cell>
          <table:table-cell table:formula="of:=ROUND([.B1]*[.B4]/(22*([.B3]-[.B2])))" office:value-type="float" office:value="3818" calcext:value-type="float">
            <text:p>38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M of Ls</text:p>
          </table:table-cell>
          <table:table-cell table:formula="of:=LCM([.B12:.B15])" office:value-type="float" office:value="384" calcext:value-type="float">
            <text:p>3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taps rounded</text:p>
          </table:table-cell>
          <table:table-cell table:formula="of:=CEILING([.B6]/[.B7])*[.B7]" office:value-type="float" office:value="3840" calcext:value-type="float">
            <text:p>3840</text:p>
          </table:table-cell>
          <table:table-cell table:formula="of:=[.B8]/[.B7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ual atten</text:p>
          </table:table-cell>
          <table:table-cell table:formula="of:=[.B8]*22*([.B3]-[.B2])/[.B4]" office:value-type="float" office:value="84.48" calcext:value-type="float">
            <text:p>84.48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9" office:value-type="string" calcext:value-type="string" table:number-columns-spanned="4" table:number-rows-spanned="1">
            <text:p>Buffering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ultipli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ad1</text:p>
          </table:table-cell>
          <table:table-cell office:value-type="string" calcext:value-type="string">
            <text:p>Pad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ound up to 16</text:p>
          </table:table-cell>
        </table:table-row>
        <table:table-row table:style-name="ro1">
          <table:table-cell office:value-type="string" calcext:value-type="string">
            <text:p>Music 5000 L</text:p>
          </table:table-cell>
          <table:table-cell table:style-name="ce2"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formula="of:=[.B$8]/[.B12]" office:value-type="float" office:value="30" calcext:value-type="float">
            <text:p>30</text:p>
          </table:table-cell>
          <table:table-cell table:formula="of:=[.D12]+CEILING([.B$4]/[.B12]/48)+9" office:value-type="float" office:value="40" calcext:value-type="float">
            <text:p>40</text:p>
          </table:table-cell>
          <table:table-cell table:formula="of:=CEILING([.B$4]/[.B12]/48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E12:.G12])" office:value-type="float" office:value="49" calcext:value-type="float">
            <text:p>49</text:p>
          </table:table-cell>
          <table:table-cell table:formula="of:=CEILING([.H12]/16)*16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usic 5000 R</text:p>
          </table:table-cell>
          <table:table-cell table:style-name="ce2" office:value-type="float" office:value="128" calcext:value-type="float">
            <text:p>128</text:p>
          </table:table-cell>
          <table:table-cell table:formula="of:=[.C12]" office:value-type="float" office:value="125" calcext:value-type="float">
            <text:p>125</text:p>
          </table:table-cell>
          <table:table-cell table:formula="of:=[.B$8]/[.B13]" office:value-type="float" office:value="30" calcext:value-type="float">
            <text:p>30</text:p>
          </table:table-cell>
          <table:table-cell table:formula="of:=[.D13]+CEILING([.B$4]/[.B13]/48)+9" office:value-type="float" office:value="40" calcext:value-type="float">
            <text:p>40</text:p>
          </table:table-cell>
          <table:table-cell table:formula="of:=CEILING([.B$4]/[.B13]/48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E13:.G13])" office:value-type="float" office:value="49" calcext:value-type="float">
            <text:p>49</text:p>
          </table:table-cell>
          <table:table-cell table:formula="of:=CEILING([.H13]/16)*16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N76489</text:p>
          </table:table-cell>
          <table:table-cell table:style-name="ce2" office:value-type="float" office:value="24" calcext:value-type="float">
            <text:p>24</text:p>
          </table:table-cell>
          <table:table-cell table:formula="of:=[.C13]" office:value-type="float" office:value="125" calcext:value-type="float">
            <text:p>125</text:p>
          </table:table-cell>
          <table:table-cell table:formula="of:=[.B$8]/[.B14]" office:value-type="float" office:value="160" calcext:value-type="float">
            <text:p>160</text:p>
          </table:table-cell>
          <table:table-cell table:formula="of:=[.D14]+CEILING([.B$4]/[.B14]/48)+9" office:value-type="float" office:value="175" calcext:value-type="float">
            <text:p>175</text:p>
          </table:table-cell>
          <table:table-cell table:formula="of:=CEILING([.B$4]/[.B14]/48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E14:.G14])" office:value-type="float" office:value="189" calcext:value-type="float">
            <text:p>189</text:p>
          </table:table-cell>
          <table:table-cell table:formula="of:=CEILING([.H14]/16)*16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SID</text:p>
          </table:table-cell>
          <table:table-cell table:style-name="ce2" office:value-type="float" office:value="6" calcext:value-type="float">
            <text:p>6</text:p>
          </table:table-cell>
          <table:table-cell table:formula="of:=[.C14]" office:value-type="float" office:value="125" calcext:value-type="float">
            <text:p>125</text:p>
          </table:table-cell>
          <table:table-cell table:formula="of:=[.B$8]/[.B15]" office:value-type="float" office:value="640" calcext:value-type="float">
            <text:p>640</text:p>
          </table:table-cell>
          <table:table-cell table:formula="of:=[.D15]+CEILING([.B$4]/[.B15]/48)+9" office:value-type="float" office:value="670" calcext:value-type="float">
            <text:p>670</text:p>
          </table:table-cell>
          <table:table-cell table:formula="of:=CEILING([.B$4]/[.B15]/48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SUM([.E15:.G15])" office:value-type="float" office:value="699" calcext:value-type="float">
            <text:p>699</text:p>
          </table:table-cell>
          <table:table-cell table:formula="of:=CEILING([.H15]/16)*16" office:value-type="float" office:value="704" calcext:value-type="float">
            <text:p>704</text:p>
          </table:table-cell>
        </table:table-row>
        <table:table-row table:style-name="ro1">
          <table:table-cell table:number-columns-repeated="3"/>
          <table:table-cell table:formula="of:=SUM([.D12:.D15])" office:value-type="float" office:value="860" calcext:value-type="float">
            <text:p>860</text:p>
          </table:table-cell>
          <table:table-cell table:formula="of:=SUM([.E12:.E15])" office:value-type="float" office:value="925" calcext:value-type="float">
            <text:p>925</text:p>
          </table:table-cell>
          <table:table-cell table:number-columns-repeated="2"/>
          <table:table-cell table:formula="of:=SUM([.H12:.H15])" office:value-type="float" office:value="986" calcext:value-type="float">
            <text:p>986</text:p>
          </table:table-cell>
          <table:table-cell table:formula="of:=SUM([.I12:.I15])" office:value-type="float" office:value="1024" calcext:value-type="float">
            <text:p>102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lock RAM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ffering</text:p>
          </table:table-cell>
          <table:table-cell table:formula="of:=[.H16]" office:value-type="float" office:value="986" calcext:value-type="float">
            <text:p>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ficients</text:p>
          </table:table-cell>
          <table:table-cell table:formula="of:=[.B8]/2" office:value-type="float" office:value="1920" calcext:value-type="float">
            <text:p>19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0])" office:value-type="float" office:value="2906" calcext:value-type="float">
            <text:p>2906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Atten (dB)</text:p>
          </table:table-cell>
          <table:table-cell table:style-name="ce1" office:value-type="string" calcext:value-type="string">
            <text:p>Fstart (Khz)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table:formula="of:=[.B$3]-[.A25]*[.B$4]/22/[.B$8]" office:value-type="float" office:value="21.1590909090909" calcext:value-type="float">
            <text:p>21.16</text:p>
          </table:table-cell>
          <table:table-cell table:number-columns-repeated="7"/>
        </table:table-row>
        <table:table-row table:style-name="ro1">
          <table:table-cell table:formula="of:=[.A25]+5" office:value-type="float" office:value="45" calcext:value-type="float">
            <text:p>45</text:p>
          </table:table-cell>
          <table:table-cell table:style-name="ce4" table:formula="of:=[.B$3]-[.A26]*[.B$4]/22/[.B$8]" office:value-type="float" office:value="20.8039772727273" calcext:value-type="float">
            <text:p>20.80</text:p>
          </table:table-cell>
          <table:table-cell table:number-columns-repeated="7"/>
        </table:table-row>
        <table:table-row table:style-name="ro1">
          <table:table-cell table:formula="of:=[.A26]+5" office:value-type="float" office:value="50" calcext:value-type="float">
            <text:p>50</text:p>
          </table:table-cell>
          <table:table-cell table:style-name="ce4" table:formula="of:=[.B$3]-[.A27]*[.B$4]/22/[.B$8]" office:value-type="float" office:value="20.4488636363636" calcext:value-type="float">
            <text:p>20.45</text:p>
          </table:table-cell>
          <table:table-cell table:number-columns-repeated="7"/>
        </table:table-row>
        <table:table-row table:style-name="ro1">
          <table:table-cell table:formula="of:=[.A27]+5" office:value-type="float" office:value="55" calcext:value-type="float">
            <text:p>55</text:p>
          </table:table-cell>
          <table:table-cell table:style-name="ce4" table:formula="of:=[.B$3]-[.A28]*[.B$4]/22/[.B$8]" office:value-type="float" office:value="20.09375" calcext:value-type="float">
            <text:p>20.09</text:p>
          </table:table-cell>
          <table:table-cell table:number-columns-repeated="7"/>
        </table:table-row>
        <table:table-row table:style-name="ro1">
          <table:table-cell table:formula="of:=[.A28]+5" office:value-type="float" office:value="60" calcext:value-type="float">
            <text:p>60</text:p>
          </table:table-cell>
          <table:table-cell table:style-name="ce4" table:formula="of:=[.B$3]-[.A29]*[.B$4]/22/[.B$8]" office:value-type="float" office:value="19.7386363636364" calcext:value-type="float">
            <text:p>19.74</text:p>
          </table:table-cell>
          <table:table-cell table:number-columns-repeated="7"/>
        </table:table-row>
        <table:table-row table:style-name="ro1">
          <table:table-cell table:formula="of:=[.A29]+5" office:value-type="float" office:value="65" calcext:value-type="float">
            <text:p>65</text:p>
          </table:table-cell>
          <table:table-cell table:style-name="ce4" table:formula="of:=[.B$3]-[.A30]*[.B$4]/22/[.B$8]" office:value-type="float" office:value="19.3835227272727" calcext:value-type="float">
            <text:p>19.38</text:p>
          </table:table-cell>
          <table:table-cell table:number-columns-repeated="7"/>
        </table:table-row>
        <table:table-row table:style-name="ro1">
          <table:table-cell table:formula="of:=[.A30]+5" office:value-type="float" office:value="70" calcext:value-type="float">
            <text:p>70</text:p>
          </table:table-cell>
          <table:table-cell table:style-name="ce4" table:formula="of:=[.B$3]-[.A31]*[.B$4]/22/[.B$8]" office:value-type="float" office:value="19.0284090909091" calcext:value-type="float">
            <text:p>19.03</text:p>
          </table:table-cell>
          <table:table-cell table:number-columns-repeated="7"/>
        </table:table-row>
        <table:table-row table:style-name="ro1">
          <table:table-cell table:formula="of:=[.A31]+5" office:value-type="float" office:value="75" calcext:value-type="float">
            <text:p>75</text:p>
          </table:table-cell>
          <table:table-cell table:style-name="ce4" table:formula="of:=[.B$3]-[.A32]*[.B$4]/22/[.B$8]" office:value-type="float" office:value="18.6732954545455" calcext:value-type="float">
            <text:p>18.67</text:p>
          </table:table-cell>
          <table:table-cell table:number-columns-repeated="7"/>
        </table:table-row>
        <table:table-row table:style-name="ro1">
          <table:table-cell table:formula="of:=[.A32]+5" office:value-type="float" office:value="80" calcext:value-type="float">
            <text:p>80</text:p>
          </table:table-cell>
          <table:table-cell table:style-name="ce4" table:formula="of:=[.B$3]-[.A33]*[.B$4]/22/[.B$8]" office:value-type="float" office:value="18.3181818181818" calcext:value-type="float">
            <text:p>18.32</text:p>
          </table:table-cell>
          <table:table-cell table:number-columns-repeated="7"/>
        </table:table-row>
        <table:table-row table:style-name="ro1">
          <table:table-cell table:formula="of:=[.A33]+5" office:value-type="float" office:value="85" calcext:value-type="float">
            <text:p>85</text:p>
          </table:table-cell>
          <table:table-cell table:style-name="ce4" table:formula="of:=[.B$3]-[.A34]*[.B$4]/22/[.B$8]" office:value-type="float" office:value="17.9630681818182" calcext:value-type="float">
            <text:p>17.96</text:p>
          </table:table-cell>
          <table:table-cell table:number-columns-repeated="7"/>
        </table:table-row>
        <table:table-row table:style-name="ro1">
          <table:table-cell table:formula="of:=[.A34]+5" office:value-type="float" office:value="90" calcext:value-type="float">
            <text:p>90</text:p>
          </table:table-cell>
          <table:table-cell table:style-name="ce4" table:formula="of:=[.B$3]-[.A35]*[.B$4]/22/[.B$8]" office:value-type="float" office:value="17.6079545454545" calcext:value-type="float">
            <text:p>17.6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10:44:22.076871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7T15:33:38.816319783</meta:creation-date>
    <dc:date>2025-02-13T11:56:38.089996031</dc:date>
    <meta:editing-duration>PT1H13M54S</meta:editing-duration>
    <meta:editing-cycles>6</meta:editing-cycles>
    <meta:generator>LibreOffice/6.0.7.3$Linux_X86_64 LibreOffice_project/00m0$Build-3</meta:generator>
    <meta:document-statistic meta:table-count="1" meta:cell-count="97" meta:object-count="0"/>
  </office:meta>
</office:document-meta>
</file>